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a65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f5822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/>
    </style:style>
    <style:style style:name="ce5" style:family="table-cell" style:parent-style-name="Default">
      <style:text-properties fo:color="#0066b3"/>
    </style:style>
    <style:style style:name="ce6" style:family="table-cell" style:parent-style-name="Default">
      <style:text-properties fo:color="#00a65d"/>
    </style:style>
    <style:style style:name="ce7" style:family="table-cell" style:parent-style-name="Default">
      <style:text-properties fo:color="#f5822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Header 1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Header 2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vi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M.MICROSOFT.CONCAT(ROW([.C2])-1; &quot; (&quot;; ROW([.C2])-1+52; &quot;)&quot;)" office:value-type="string" office:string-value="1 (53)" calcext:value-type="string">
            <text:p>1 (53)</text:p>
          </table:table-cell>
          <table:table-cell table:style-name="Default"/>
          <table:table-cell/>
          <table:table-cell table:style-name="ce5" office:value-type="string" calcext:value-type="string">
            <text:p>EP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formula="of:=COM.MICROSOFT.CONCAT(ROW([.C3])-1; &quot; (&quot;; ROW([.C3])-1+52; &quot;)&quot;)" office:value-type="string" office:string-value="2 (54)" calcext:value-type="string">
            <text:p>2 (54)</text:p>
          </table:table-cell>
          <table:table-cell table:style-name="Default"/>
          <table:table-cell/>
          <table:table-cell table:style-name="ce6"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M.MICROSOFT.CONCAT(ROW([.C4])-1; &quot; (&quot;; ROW([.C4])-1+52; &quot;)&quot;)" office:value-type="string" office:string-value="3 (55)" calcext:value-type="string">
            <text:p>3 (55)</text:p>
          </table:table-cell>
          <table:table-cell table:style-name="Default"/>
          <table:table-cell/>
          <table:table-cell table:style-name="ce7" office:value-type="string" calcext:value-type="string">
            <text:p>Radi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M.MICROSOFT.CONCAT(ROW([.C5])-1; &quot; (&quot;; ROW([.C5])-1+52; &quot;)&quot;)" office:value-type="string" office:string-value="4 (56)" calcext:value-type="string">
            <text:p>4 (56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M.MICROSOFT.CONCAT(ROW([.C6])-1; &quot; (&quot;; ROW([.C6])-1+52; &quot;)&quot;)" office:value-type="string" office:string-value="5 (57)" calcext:value-type="string">
            <text:p>5 (57)</text:p>
          </table:table-cell>
          <table:table-cell table:style-name="Default"/>
          <table:table-cell table:number-columns-repeated="2"/>
          <table:table-cell office:value-type="string" calcext:value-type="string">
            <text:p>r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COM.MICROSOFT.CONCAT(ROW([.C7])-1; &quot; (&quot;; ROW([.C7])-1+52; &quot;)&quot;)" office:value-type="string" office:string-value="6 (58)" calcext:value-type="string">
            <text:p>6 (58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COM.MICROSOFT.CONCAT(ROW([.C8])-1; &quot; (&quot;; ROW([.C8])-1+52; &quot;)&quot;)" office:value-type="string" office:string-value="7 (59)" calcext:value-type="string">
            <text:p>7 (59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OM.MICROSOFT.CONCAT(ROW([.C9])-1; &quot; (&quot;; ROW([.C9])-1+52; &quot;)&quot;)" office:value-type="string" office:string-value="8 (60)" calcext:value-type="string">
            <text:p>8 (60)</text:p>
          </table:table-cell>
          <table:table-cell office:value-type="string" calcext:value-type="string">
            <text:p>SW1 (12V)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COM.MICROSOFT.CONCAT(ROW([.C10])-1; &quot; (&quot;; ROW([.C10])-1+52; &quot;)&quot;)" office:value-type="string" office:string-value="9 (61)" calcext:value-type="string">
            <text:p>9 (61)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M.MICROSOFT.CONCAT(ROW([.C11])-1; &quot; (&quot;; ROW([.C11])-1+52; &quot;)&quot;)" office:value-type="string" office:string-value="10 (62)" calcext:value-type="string">
            <text:p>10 (62)</text:p>
          </table:table-cell>
          <table:table-cell office:value-type="string" calcext:value-type="string">
            <text:p>SW2 (12V)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M.MICROSOFT.CONCAT(ROW([.C12])-1; &quot; (&quot;; ROW([.C12])-1+52; &quot;)&quot;)" office:value-type="string" office:string-value="11 (63)" calcext:value-type="string">
            <text:p>11 (63)</text:p>
          </table:table-cell>
          <table:table-cell office:value-type="string" calcext:value-type="string">
            <text:p>SW3 (BAT)</text:p>
          </table:table-cell>
          <table:table-cell table:style-name="ce5" office:value-type="string" calcext:value-type="string">
            <text:p>Lithium P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M.MICROSOFT.CONCAT(ROW([.C13])-1; &quot; (&quot;; ROW([.C13])-1+52; &quot;)&quot;)" office:value-type="string" office:string-value="12 (64)" calcext:value-type="string">
            <text:p>12 (64)</text:p>
          </table:table-cell>
          <table:table-cell office:value-type="string" calcext:value-type="string">
            <text:p>SW4 (BAT)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M.MICROSOFT.CONCAT(ROW([.C14])-1; &quot; (&quot;; ROW([.C14])-1+52; &quot;)&quot;)" office:value-type="string" office:string-value="13 (65)" calcext:value-type="string">
            <text:p>13 (65)</text:p>
          </table:table-cell>
          <table:table-cell office:value-type="string" calcext:value-type="string">
            <text:p>SW5 (5V)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M.MICROSOFT.CONCAT(ROW([.C15])-1; &quot; (&quot;; ROW([.C15])-1+52; &quot;)&quot;)" office:value-type="string" office:string-value="14 (66)" calcext:value-type="string">
            <text:p>14 (66)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M.MICROSOFT.CONCAT(ROW([.C16])-1; &quot; (&quot;; ROW([.C16])-1+52; &quot;)&quot;)" office:value-type="string" office:string-value="15 (67)" calcext:value-type="string">
            <text:p>15 (67)</text:p>
          </table:table-cell>
          <table:table-cell office:value-type="string" calcext:value-type="string">
            <text:p>SW6 (5V)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M.MICROSOFT.CONCAT(ROW([.C17])-1; &quot; (&quot;; ROW([.C17])-1+52; &quot;)&quot;)" office:value-type="string" office:string-value="16 (68)" calcext:value-type="string">
            <text:p>16 (68)</text:p>
          </table:table-cell>
          <table:table-cell office:value-type="string" calcext:value-type="string">
            <text:p>SW7 (5V)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M.MICROSOFT.CONCAT(ROW([.C18])-1; &quot; (&quot;; ROW([.C18])-1+52; &quot;)&quot;)" office:value-type="string" office:string-value="17 (69)" calcext:value-type="string">
            <text:p>17 (69)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M.MICROSOFT.CONCAT(ROW([.C19])-1; &quot; (&quot;; ROW([.C19])-1+52; &quot;)&quot;)" office:value-type="string" office:string-value="18 (70)" calcext:value-type="string">
            <text:p>18 (70)</text:p>
          </table:table-cell>
          <table:table-cell office:value-type="string" calcext:value-type="string">
            <text:p>SW8 (3V3)</text:p>
          </table:table-cell>
          <table:table-cell table:style-name="ce5" office:value-type="string" calcext:value-type="string">
            <text:p>Radio, uC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M.MICROSOFT.CONCAT(ROW([.C20])-1; &quot; (&quot;; ROW([.C20])-1+52; &quot;)&quot;)" office:value-type="string" office:string-value="19 (71)" calcext:value-type="string">
            <text:p>19 (71)</text:p>
          </table:table-cell>
          <table:table-cell office:value-type="string" calcext:value-type="string">
            <text:p>SW9 (3V3)</text:p>
          </table:table-cell>
          <table:table-cell table:style-name="ce6" office:value-type="string" calcext:value-type="string">
            <text:p>GP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M.MICROSOFT.CONCAT(ROW([.C21])-1; &quot; (&quot;; ROW([.C21])-1+52; &quot;)&quot;)" office:value-type="string" office:string-value="20 (72)" calcext:value-type="string">
            <text:p>20 (72)</text:p>
          </table:table-cell>
          <table:table-cell office:value-type="string" calcext:value-type="string">
            <text:p>SW10 (3V3)</text:p>
          </table:table-cell>
          <table:table-cell office:value-type="string" calcext:value-type="string">
            <text:p>Strain, IMU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M.MICROSOFT.CONCAT(ROW([.C22])-1; &quot; (&quot;; ROW([.C22])-1+52; &quot;)&quot;)" office:value-type="string" office:string-value="21 (73)" calcext:value-type="string">
            <text:p>21 (73)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M.MICROSOFT.CONCAT(ROW([.C23])-1; &quot; (&quot;; ROW([.C23])-1+52; &quot;)&quot;)" office:value-type="string" office:string-value="22 (74)" calcext:value-type="string">
            <text:p>22 (74)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S VPP</text:p>
          </table:table-cell>
          <table:table-cell table:formula="of:=COM.MICROSOFT.CONCAT(ROW([.C24])-1; &quot; (&quot;; ROW([.C24])-1+52; &quot;)&quot;)" office:value-type="string" office:string-value="23 (75)" calcext:value-type="string">
            <text:p>23 (75)</text:p>
          </table:table-cell>
          <table:table-cell office:value-type="string" calcext:value-type="string">
            <text:p>12VBUS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S PF</text:p>
          </table:table-cell>
          <table:table-cell table:formula="of:=COM.MICROSOFT.CONCAT(ROW([.C25])-1; &quot; (&quot;; ROW([.C25])-1+52; &quot;)&quot;)" office:value-type="string" office:string-value="24 (76)" calcext:value-type="string">
            <text:p>24 (76)</text:p>
          </table:table-cell>
          <table:table-cell office:value-type="string" calcext:value-type="string">
            <text:p>12VBUS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M.MICROSOFT.CONCAT(ROW([.C26])-1; &quot; (&quot;; ROW([.C26])-1+52; &quot;)&quot;)" office:value-type="string" office:string-value="25 (77)" calcext:value-type="string">
            <text:p>25 (77)</text:p>
          </table:table-cell>
          <table:table-cell office:value-type="string" calcext:value-type="string">
            <text:p>5VBUS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M.MICROSOFT.CONCAT(ROW([.C27])-1; &quot; (&quot;; ROW([.C27])-1+52; &quot;)&quot;)" office:value-type="string" office:string-value="26 (78)" calcext:value-type="string">
            <text:p>26 (78)</text:p>
          </table:table-cell>
          <table:table-cell office:value-type="string" calcext:value-type="string">
            <text:p>5VBUS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M.MICROSOFT.CONCAT(ROW([.C28])-1; &quot; (&quot;; ROW([.C28])-1+52; &quot;)&quot;)" office:value-type="string" office:string-value="27 (79)" calcext:value-type="string">
            <text:p>27 (79)</text:p>
          </table:table-cell>
          <table:table-cell office:value-type="string" calcext:value-type="string">
            <text:p>3V3BUS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M.MICROSOFT.CONCAT(ROW([.C29])-1; &quot; (&quot;; ROW([.C29])-1+52; &quot;)&quot;)" office:value-type="string" office:string-value="28 (80)" calcext:value-type="string">
            <text:p>28 (80)</text:p>
          </table:table-cell>
          <table:table-cell office:value-type="string" calcext:value-type="string">
            <text:p>3V3BUS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Lithium Rx</text:p>
          </table:table-cell>
          <table:table-cell table:formula="of:=COM.MICROSOFT.CONCAT(ROW([.C30])-1; &quot; (&quot;; ROW([.C30])-1+52; &quot;)&quot;)" office:value-type="string" office:string-value="29 (81)" calcext:value-type="string">
            <text:p>29 (81)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M.MICROSOFT.CONCAT(ROW([.C31])-1; &quot; (&quot;; ROW([.C31])-1+52; &quot;)&quot;)" office:value-type="string" office:string-value="30 (82)" calcext:value-type="string">
            <text:p>30 (82)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Lithium Tx</text:p>
          </table:table-cell>
          <table:table-cell table:formula="of:=COM.MICROSOFT.CONCAT(ROW([.C32])-1; &quot; (&quot;; ROW([.C32])-1+52; &quot;)&quot;)" office:value-type="string" office:string-value="31 (83)" calcext:value-type="string">
            <text:p>31 (83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VUSB_CHG</text:p>
          </table:table-cell>
          <table:table-cell table:formula="of:=COM.MICROSOFT.CONCAT(ROW([.C33])-1; &quot; (&quot;; ROW([.C33])-1+52; &quot;)&quot;)" office:value-type="string" office:string-value="32 (84)" calcext:value-type="string">
            <text:p>32 (84)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PS Tx</text:p>
          </table:table-cell>
          <table:table-cell table:formula="of:=COM.MICROSOFT.CONCAT(ROW([.C34])-1; &quot; (&quot;; ROW([.C34])-1+52; &quot;)&quot;)" office:value-type="string" office:string-value="33 (85)" calcext:value-type="string">
            <text:p>33 (85)</text:p>
          </table:table-cell>
          <table:table-cell office:value-type="string" calcext:value-type="string">
            <text:p>DNU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M.MICROSOFT.CONCAT(ROW([.C35])-1; &quot; (&quot;; ROW([.C35])-1+52; &quot;)&quot;)" office:value-type="string" office:string-value="34 (86)" calcext:value-type="string">
            <text:p>34 (86)</text:p>
          </table:table-cell>
          <table:table-cell office:value-type="string" calcext:value-type="string">
            <text:p>DNU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GPS Rx</text:p>
          </table:table-cell>
          <table:table-cell table:formula="of:=COM.MICROSOFT.CONCAT(ROW([.C36])-1; &quot; (&quot;; ROW([.C36])-1+52; &quot;)&quot;)" office:value-type="string" office:string-value="35 (87)" calcext:value-type="string">
            <text:p>35 (87)</text:p>
          </table:table-cell>
          <table:table-cell office:value-type="string" calcext:value-type="string">
            <text:p>DNU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M.MICROSOFT.CONCAT(ROW([.C37])-1; &quot; (&quot;; ROW([.C37])-1+52; &quot;)&quot;)" office:value-type="string" office:string-value="36 (88)" calcext:value-type="string">
            <text:p>36 (88)</text:p>
          </table:table-cell>
          <table:table-cell office:value-type="string" calcext:value-type="string">
            <text:p>DNU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table:formula="of:=COM.MICROSOFT.CONCAT(ROW([.C38])-1; &quot; (&quot;; ROW([.C38])-1+52; &quot;)&quot;)" office:value-type="string" office:string-value="37 (89)" calcext:value-type="string">
            <text:p>37 (89)</text:p>
          </table:table-cell>
          <table:table-cell office:value-type="string" calcext:value-type="string">
            <text:p>DNU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M.MICROSOFT.CONCAT(ROW([.C39])-1; &quot; (&quot;; ROW([.C39])-1+52; &quot;)&quot;)" office:value-type="string" office:string-value="38 (90)" calcext:value-type="string">
            <text:p>38 (90)</text:p>
          </table:table-cell>
          <table:table-cell office:value-type="string" calcext:value-type="string">
            <text:p>DNU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/>
          <table:table-cell table:formula="of:=COM.MICROSOFT.CONCAT(ROW([.C40])-1; &quot; (&quot;; ROW([.C40])-1+52; &quot;)&quot;)" office:value-type="string" office:string-value="39 (91)" calcext:value-type="string">
            <text:p>39 (91)</text:p>
          </table:table-cell>
          <table:table-cell office:value-type="string" calcext:value-type="string">
            <text:p>DNU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M.MICROSOFT.CONCAT(ROW([.C41])-1; &quot; (&quot;; ROW([.C41])-1+52; &quot;)&quot;)" office:value-type="string" office:string-value="40 (92)" calcext:value-type="string">
            <text:p>40 (92)</text:p>
          </table:table-cell>
          <table:table-cell office:value-type="string" calcext:value-type="string">
            <text:p>DNU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I2C_DATA</text:p>
          </table:table-cell>
          <table:table-cell table:formula="of:=COM.MICROSOFT.CONCAT(ROW([.C42])-1; &quot; (&quot;; ROW([.C42])-1+52; &quot;)&quot;)" office:value-type="string" office:string-value="41 (93)" calcext:value-type="string">
            <text:p>41 (93)</text:p>
          </table:table-cell>
          <table:table-cell office:value-type="string" calcext:value-type="string">
            <text:p>DNU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M.MICROSOFT.CONCAT(ROW([.C43])-1; &quot; (&quot;; ROW([.C43])-1+52; &quot;)&quot;)" office:value-type="string" office:string-value="42 (94)" calcext:value-type="string">
            <text:p>42 (94)</text:p>
          </table:table-cell>
          <table:table-cell office:value-type="string" calcext:value-type="string">
            <text:p>DNU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I2C_CLK</text:p>
          </table:table-cell>
          <table:table-cell table:formula="of:=COM.MICROSOFT.CONCAT(ROW([.C44])-1; &quot; (&quot;; ROW([.C44])-1+52; &quot;)&quot;)" office:value-type="string" office:string-value="43 (95)" calcext:value-type="string">
            <text:p>43 (95)</text:p>
          </table:table-cell>
          <table:table-cell office:value-type="string" calcext:value-type="string">
            <text:p>DNU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M.MICROSOFT.CONCAT(ROW([.C45])-1; &quot; (&quot;; ROW([.C45])-1+52; &quot;)&quot;)" office:value-type="string" office:string-value="44 (96)" calcext:value-type="string">
            <text:p>44 (96)</text:p>
          </table:table-cell>
          <table:table-cell office:value-type="string" calcext:value-type="string">
            <text:p>DNU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COM.MICROSOFT.CONCAT(ROW([.C46])-1; &quot; (&quot;; ROW([.C46])-1+52; &quot;)&quot;)" office:value-type="string" office:string-value="45 (97)" calcext:value-type="string">
            <text:p>45 (97)</text:p>
          </table:table-cell>
          <table:table-cell office:value-type="string" calcext:value-type="string">
            <text:p>BatVBUS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M.MICROSOFT.CONCAT(ROW([.C47])-1; &quot; (&quot;; ROW([.C47])-1+52; &quot;)&quot;)" office:value-type="string" office:string-value="46 (98)" calcext:value-type="string">
            <text:p>46 (98)</text:p>
          </table:table-cell>
          <table:table-cell office:value-type="string" calcext:value-type="string">
            <text:p>BatVBUS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COM.MICROSOFT.CONCAT(ROW([.C48])-1; &quot; (&quot;; ROW([.C48])-1+52; &quot;)&quot;)" office:value-type="string" office:string-value="47 (99)" calcext:value-type="string">
            <text:p>47 (99)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COM.MICROSOFT.CONCAT(ROW([.C49])-1; &quot; (&quot;; ROW([.C49])-1+52; &quot;)&quot;)" office:value-type="string" office:string-value="48 (100)" calcext:value-type="string">
            <text:p>48 (100)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COM.MICROSOFT.CONCAT(ROW([.C50])-1; &quot; (&quot;; ROW([.C50])-1+52; &quot;)&quot;)" office:value-type="string" office:string-value="49 (101)" calcext:value-type="string">
            <text:p>49 (101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M.MICROSOFT.CONCAT(ROW([.C51])-1; &quot; (&quot;; ROW([.C51])-1+52; &quot;)&quot;)" office:value-type="string" office:string-value="50 (102)" calcext:value-type="string">
            <text:p>50 (102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COM.MICROSOFT.CONCAT(ROW([.C52])-1; &quot; (&quot;; ROW([.C52])-1+52; &quot;)&quot;)" office:value-type="string" office:string-value="51 (103)" calcext:value-type="string">
            <text:p>51 (103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M.MICROSOFT.CONCAT(ROW([.C53])-1; &quot; (&quot;; ROW([.C53])-1+52; &quot;)&quot;)" office:value-type="string" office:string-value="52 (104)" calcext:value-type="string">
            <text:p>52 (104)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1:47:48.577733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49:07.589455465</meta:creation-date>
    <dc:date>2018-07-06T13:38:37.301024266</dc:date>
    <meta:editing-duration>PT11H16M49S</meta:editing-duration>
    <meta:editing-cycles>8</meta:editing-cycles>
    <meta:generator>LibreOffice/6.0.3.2$Linux_X86_64 LibreOffice_project/00m0$Build-2</meta:generator>
    <meta:document-statistic meta:table-count="1" meta:cell-count="167" meta:object-count="0"/>
  </office:meta>
</office:document-meta>
</file>